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11c466"/>
    </style:style>
    <style:style style:name="T1" style:family="text">
      <style:text-properties officeooo:rsid="0011c466"/>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1" text:outline-level="1"><text:span text:style-name="T1">Project Moonshot</text:span></text:h>
      <text:p text:style-name="Standard"><text:span text:style-name="T1"/></text:p>
      <text:p text:style-name="P1"><text:span text:style-name="T1">As part of our minor Forensics Intelligence and Security our team will be working on project Moonshot. The goal of this project is to provide federated access to high-performance grids using EAP-TTLS. Last year a different team has worked on the same project, and even though they came a long way, they didn't finish the entire project. Their implementation worked up to a certain point, but did nog guarantee the privacy and security of the users credentials. This year we will pick up on their work, and either improve up on or rebuild their implementation to make sure user credentials are stored and handled securely. An extension of this work will be to connect the project to SURFconext. A similar project to log in to multiple services using only a single username and password.</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non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non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SimSun"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ucida Sans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2-15T13:40:56</meta:creation-date>
    <dc:date>2013-02-15T14:04:49</dc:date>
    <meta:editing-duration>PT8M42S</meta:editing-duration>
    <meta:editing-cycles>1</meta:editing-cycles>
    <meta:document-statistic meta:table-count="0" meta:image-count="0" meta:object-count="0" meta:page-count="1" meta:paragraph-count="2" meta:word-count="136" meta:character-count="801" meta:non-whitespace-character-count="667"/>
    <meta:generator>LibreOffice/4.0.0.3$MacOSX_x86 LibreOffice_project/53fd80e80f44edd735c18dbc5b6cde811e0a15c</meta:generator>
  </office:meta>
</office:document-meta>
</file>